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98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ext-properties fo:font-size="14pt"/>
    </style:style>
    <style:style style:name="ce7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 style:data-style-name="N30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0" style:family="table-cell" style:parent-style-name="Default" style:data-style-name="N3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size="14pt" style:font-size-asian="14pt" style:font-size-complex="14pt"/>
    </style:style>
    <style:style style:name="ce11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7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14"/>
        <table:table-column table:style-name="co5" table:default-cell-style-name="ce6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7"/>
          <table:table-cell table:style-name="ce15"/>
          <table:table-cell table:number-columns-repeated="1021"/>
        </table:table-row>
        <table:table-row table:style-name="ro2">
          <table:table-cell table:style-name="ce1" office:value-type="string" table:number-columns-spanned="4" table:number-rows-spanned="1">
            <text:p>Stundennachweis für Studienarbeit „Mechatronische Systeme“</text:p>
          </table:table-cell>
          <table:covered-table-cell table:style-name="ce7"/>
          <table:covered-table-cell table:style-name="ce15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7"/>
          <table:covered-table-cell table:style-name="ce15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7"/>
          <table:covered-table-cell table:style-name="ce15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8" office:value-type="string">
            <text:p>Arbeitszeit gesamt:</text:p>
          </table:table-cell>
          <table:table-cell table:style-name="ce8" table:formula="of:=SUM([.C10:.C42])" office:value-type="float" office:value="49.6">
            <text:p>49,6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7" table:number-columns-spanned="2" table:number-rows-spanned="2"/>
          <table:covered-table-cell table:style-name="ce15"/>
          <table:table-cell table:number-columns-repeated="1021"/>
        </table:table-row>
        <table:table-row table:style-name="ro1">
          <table:covered-table-cell table:style-name="Default"/>
          <table:covered-table-cell table:style-name="ce7"/>
          <table:covered-table-cell table:style-name="ce15"/>
          <table:table-cell table:number-columns-repeated="1021"/>
        </table:table-row>
        <table:table-row table:style-name="ro3">
          <table:table-cell table:style-name="ce3" office:value-type="string">
            <text:p>Arbeitsmaßnahme</text:p>
          </table:table-cell>
          <table:table-cell table:style-name="ce9" office:value-type="string">
            <text:p>Datum</text:p>
          </table:table-cell>
          <table:table-cell table:style-name="ce16" office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sprechung über die weiteren Vorgehensweisen im Team</text:p>
          </table:table-cell>
          <table:table-cell table:style-name="ce10" office:value-type="date" office:date-value="2015-03-23">
            <text:p>23.03.15</text:p>
          </table:table-cell>
          <table:table-cell table:style-name="ce17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rstellung der GUI</text:p>
          </table:table-cell>
          <table:table-cell table:style-name="ce11" office:value-type="date" office:date-value="2015-03-24">
            <text:p>24.03.15</text:p>
          </table:table-cell>
          <table:table-cell table:style-name="ce17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r Funktionen für die Progressbar</text:p>
          </table:table-cell>
          <table:table-cell table:style-name="ce11" office:value-type="date" office:date-value="2015-03-25">
            <text:p>25.03.15</text:p>
          </table:table-cell>
          <table:table-cell table:style-name="ce17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Designs – Save – Read Klasse </text:p>
          </table:table-cell>
          <table:table-cell table:style-name="ce11" office:value-type="date" office:date-value="2015-03-25">
            <text:p>25.03.15</text:p>
          </table:table-cell>
          <table:table-cell table:style-name="ce17" office:value-type="float" office:value="3.25">
            <text:p>3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cons / Bitmaps für Projekt erstellt</text:p>
          </table:table-cell>
          <table:table-cell table:style-name="ce11" office:value-type="date" office:date-value="2015-03-25">
            <text:p>25.03.15</text:p>
          </table:table-cell>
          <table:table-cell table:style-name="ce17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1" office:value-type="date" office:date-value="2015-03-26">
            <text:p>26.03.15</text:p>
          </table:table-cell>
          <table:table-cell table:style-name="ce17" office:value-type="float" office:value="2.25">
            <text:p>2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1" office:value-type="date" office:date-value="2015-03-26">
            <text:p>26.03.15</text:p>
          </table:table-cell>
          <table:table-cell table:style-name="ce17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ogrammierung des Parsers </text:p>
          </table:table-cell>
          <table:table-cell table:style-name="ce11" office:value-type="date" office:date-value="2015-03-27">
            <text:p>27.03.15</text:p>
          </table:table-cell>
          <table:table-cell table:style-name="ce17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angefangen zu programmieren</text:p>
          </table:table-cell>
          <table:table-cell table:style-name="ce11" office:value-type="date" office:date-value="2015-03-28">
            <text:p>28.03.15</text:p>
          </table:table-cell>
          <table:table-cell table:style-name="ce17" office:value-type="float" office:value="5">
            <text:p>5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weiterprogrammiert </text:p>
          </table:table-cell>
          <table:table-cell table:style-name="ce11" office:value-type="date" office:date-value="2015-03-29">
            <text:p>29.03.15</text:p>
          </table:table-cell>
          <table:table-cell table:style-name="ce17" office:value-type="float" office:value="4.5">
            <text:p>4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bschluss der Programmierung des Zeichenprogramms – bis auf kleinere Bugs </text:p>
          </table:table-cell>
          <table:table-cell table:style-name="ce11" office:value-type="date" office:date-value="2015-03-29">
            <text:p>29.03.15</text:p>
          </table:table-cell>
          <table:table-cell table:style-name="ce17" office:value-type="float" office:value="5.5">
            <text:p>5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3-30">
            <text:p>30.03.15</text:p>
          </table:table-cell>
          <table:table-cell table:style-name="ce17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ode in der Klasse „Calculator“ verbessert </text:p>
          </table:table-cell>
          <table:table-cell table:style-name="ce11" office:value-type="date" office:date-value="2015-04-10">
            <text:p>10.04.15</text:p>
          </table:table-cell>
          <table:table-cell table:style-name="ce17" office:value-type="float" office:value="0.5">
            <text:p>0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4-13">
            <text:p>13.04.15</text:p>
          </table:table-cell>
          <table:table-cell table:style-name="ce17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4-20">
            <text:p>20.04.15</text:p>
          </table:table-cell>
          <table:table-cell table:style-name="ce17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Klassendiagrammes </text:p>
          </table:table-cell>
          <table:table-cell table:style-name="ce11" office:value-type="date" office:date-value="2015-04-22">
            <text:p>22.04.15</text:p>
          </table:table-cell>
          <table:table-cell table:style-name="ce17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4-27">
            <text:p>27.04.15</text:p>
          </table:table-cell>
          <table:table-cell table:style-name="ce17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5-04">
            <text:p>04.05.15</text:p>
          </table:table-cell>
          <table:table-cell table:style-name="ce17" office:value-type="float" office:value="0.4">
            <text:p>0,4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(Kreis zeichnen,Back – Funktion) versucht zu fixen</text:p>
          </table:table-cell>
          <table:table-cell table:style-name="ce11" office:value-type="date" office:date-value="2015-05-06">
            <text:p>06.05.15</text:p>
          </table:table-cell>
          <table:table-cell table:style-name="ce17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ithub repariert – neue Dateien hochgeladen ( mit Rene Lottes)</text:p>
          </table:table-cell>
          <table:table-cell table:style-name="ce11" office:value-type="date" office:date-value="2015-05-11">
            <text:p>11.05.15</text:p>
          </table:table-cell>
          <table:table-cell table:style-name="ce17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office:value-type="string">
            <text:p>Bugs in der MainView (Preview) entfernt</text:p>
          </table:table-cell>
          <table:table-cell table:style-name="ce12" office:value-type="date" office:date-value="2015-05-15">
            <text:p>15.05.15</text:p>
          </table:table-cell>
          <table:table-cell table:style-name="ce17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in DrawingView sowie Calculator ausgebessert</text:p>
          </table:table-cell>
          <table:table-cell table:style-name="ce11" office:value-type="date" office:date-value="2015-05-15">
            <text:p>15.05.15</text:p>
          </table:table-cell>
          <table:table-cell table:style-name="ce17" office:value-type="float" office:value="7.5">
            <text:p>7,50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13"/>
          <table:table-cell table:number-columns-repeated="1022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15.05.2015</text:date>, <text:time>20:24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5-15T20:24:17</dc:date>
    <dc:creator>Philipp Wanninger</dc:creator>
    <meta:editing-duration>PT13M55S</meta:editing-duration>
    <meta:editing-cycles>5</meta:editing-cycles>
    <meta:generator>OpenOffice/4.1.1$Win32 OpenOffice.org_project/411m6$Build-9775</meta:generator>
    <meta:document-statistic meta:table-count="3" meta:cell-count="72" meta:object-count="0"/>
  </office:meta>
</office:document-meta>
</file>